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weight-complex="bold"/>
    </style:style>
    <style:style style:name="P4" style:family="paragraph" style:parent-style-name="Instituce">
      <style:paragraph-properties>
        <style:tab-stops>
          <style:tab-stop style:position="2.54cm"/>
          <style:tab-stop style:position="10.966cm" style:type="right"/>
        </style:tab-stops>
      </style:paragraph-properties>
    </style:style>
    <style:style style:name="P5" style:family="paragraph" style:parent-style-name="Instituce">
      <style:paragraph-properties fo:margin-top="0.106cm" fo:margin-bottom="0cm" style:snap-to-layout-grid="false">
        <style:tab-stops>
          <style:tab-stop style:position="2.54cm"/>
          <style:tab-stop style:position="10.966cm" style:type="right"/>
        </style:tab-stops>
      </style:paragraph-properties>
    </style:style>
    <style:style style:name="P6" style:family="paragraph" style:parent-style-name="Dosažené_20_vzdělání" style:list-style-name=""/>
    <style:style style:name="P7" style:family="paragraph" style:parent-style-name="Dosažené_20_vzdělání" style:list-style-name="L1"/>
    <style:style style:name="P8" style:family="paragraph" style:parent-style-name="Dosažené_20_vzdělání" style:list-style-name="L2">
      <style:paragraph-properties>
        <style:tab-stops>
          <style:tab-stop style:position="2.54cm"/>
          <style:tab-stop style:position="10.966cm" style:type="right"/>
        </style:tab-stops>
      </style:paragraph-properties>
    </style:style>
    <style:style style:name="P9" style:family="paragraph" style:parent-style-name="Dosažené_20_vzdělání" style:list-style-name="L2">
      <style:text-properties style:font-weight-complex="bold"/>
    </style:style>
    <style:style style:name="P10" style:family="paragraph" style:parent-style-name="Dosažené_20_vzdělání" style:list-style-name="">
      <style:text-properties style:font-weight-complex="bold"/>
    </style:style>
    <style:style style:name="P11" style:family="paragraph" style:parent-style-name="Dosažené_20_vzdělání" style:list-style-name="L3">
      <style:text-properties style:font-weight-complex="bold"/>
    </style:style>
    <style:style style:name="P12" style:family="paragraph" style:parent-style-name="Dosažené_20_vzdělání" style:list-style-name="">
      <style:text-properties fo:font-weight="bold" style:font-weight-asian="bold" style:font-weight-complex="bold"/>
    </style:style>
    <style:style style:name="P13" style:family="paragraph" style:parent-style-name="Dosažené_20_vzdělání" style:list-style-name="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Dosažené_20_vzdělání" style:list-style-name="WW8Num13">
      <style:paragraph-properties fo:margin-left="0.423cm" fo:margin-right="0cm" fo:text-align="start" style:justify-single-word="false" fo:text-indent="-0.423cm" style:auto-text-indent="false"/>
    </style:style>
    <style:style style:name="P15" style:family="paragraph" style:parent-style-name="Dosažené_20_vzdělání" style:list-style-name="WW8Num13">
      <style:paragraph-properties fo:margin-left="0.423cm" fo:margin-right="0cm" fo:text-align="start" style:justify-single-word="false" fo:text-indent="-0.423cm" style:auto-text-indent="false">
        <style:tab-stops/>
      </style:paragraph-properties>
    </style:style>
    <style:style style:name="P16" style:family="paragraph" style:parent-style-name="Dosažené_20_vzdělání" style:list-style-name="">
      <style:paragraph-properties fo:margin-left="0.423cm" fo:margin-right="0cm" fo:text-indent="-0.423cm" style:auto-text-indent="false"/>
    </style:style>
    <style:style style:name="P17" style:family="paragraph" style:parent-style-name="Dosažené_20_vzdělání" style:list-style-name="">
      <style:paragraph-properties fo:margin-left="0.423cm" fo:margin-right="0cm" fo:text-align="center" style:justify-single-word="false" fo:text-indent="-0.423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Dosažené_20_vzdělání" style:list-style-name="WW8Num13">
      <style:paragraph-properties fo:margin-left="0.423cm" fo:margin-right="0cm" fo:text-indent="-0.423cm" style:auto-text-indent="false"/>
    </style:style>
    <style:style style:name="P19" style:family="paragraph" style:parent-style-name="Dosažené_20_vzdělání" style:list-style-name="WW8Num13">
      <style:paragraph-properties fo:margin-left="0.423cm" fo:margin-right="0cm" fo:text-indent="-0.423cm" style:auto-text-indent="false" style:snap-to-layout-grid="false"/>
    </style:style>
    <style:style style:name="P20" style:family="paragraph" style:parent-style-name="Dosažené_20_vzdělání" style:list-style-name="">
      <style:paragraph-properties fo:margin-left="0cm" fo:margin-right="0cm" fo:text-indent="0cm" style:auto-text-indent="false"/>
    </style:style>
    <style:style style:name="P21" style:family="paragraph" style:parent-style-name="Instituce" style:list-style-name="L2">
      <style:paragraph-properties>
        <style:tab-stops>
          <style:tab-stop style:position="2.54cm"/>
          <style:tab-stop style:position="10.966cm" style:type="right"/>
        </style:tab-stops>
      </style:paragraph-properties>
    </style:style>
    <style:style style:name="P22" style:family="paragraph" style:parent-style-name="Instituce">
      <style:paragraph-properties fo:margin-top="0.106cm" fo:margin-bottom="0cm" style:snap-to-layout-grid="false">
        <style:tab-stops>
          <style:tab-stop style:position="2.54cm"/>
          <style:tab-stop style:position="10.966cm" style:type="right"/>
        </style:tab-stops>
      </style:paragraph-properties>
    </style:style>
    <style:style style:name="P23" style:family="paragraph" style:parent-style-name="Instituce" style:list-style-name="L4">
      <style:paragraph-properties fo:margin-top="0.106cm" fo:margin-bottom="0cm" style:snap-to-layout-grid="false">
        <style:tab-stops>
          <style:tab-stop style:position="2.54cm"/>
          <style:tab-stop style:position="10.966cm" style:type="right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rel Šmirkl</text:p>
      <text:p text:style-name="P1"/>
      <text:p text:style-name="Standard"/>
      <text:p text:style-name="P2">Osobní údaje</text:p>
      <text:p text:style-name="Standard"/>
      <text:list xml:id="list42496882" text:style-name="WW8Num13">
        <text:list-item>
          <text:p text:style-name="P14">Narozen 20.srpna 1985</text:p>
        </text:list-item>
        <text:list-item>
          <text:p text:style-name="P15">27 let</text:p>
        </text:list-item>
        <text:list-item>
          <text:p text:style-name="P14">Svobodný</text:p>
        </text:list-item>
        <text:list-item>
          <text:p text:style-name="P14">Adresa: Náměstí Míru 141, Domažlice 34401</text:p>
        </text:list-item>
        <text:list-item>
          <text:p text:style-name="P14">Kontaktní telefon: 737 352017 (mobil)</text:p>
        </text:list-item>
        <text:list-item>
          <text:p text:style-name="P14">Email: <text:a xlink:type="simple" xlink:href="mailto:letadloman@seznam.cz"><text:span text:style-name="Internet_20_link">letadloman@seznam.cz</text:span></text:a></text:p>
        </text:list-item>
        <text:list-item>
          <text:p text:style-name="P14">Řidičský průkaz sk.B</text:p>
        </text:list-item>
        <text:list-item>
          <text:p text:style-name="P14">předseda občanského sdružení Chodský filmový a literární spolek</text:p>
        </text:list-item>
        <text:list-item>
          <text:p text:style-name="P14">ředitel a hlavní organizátor festivalu Domažlický Kulturovar – festival kulturního člověka <text:a xlink:type="simple" xlink:href="http://www.kulturovar.cz/">www.kulturovar.cz</text:a> </text:p>
        </text:list-item>
      </text:list>
      <text:p text:style-name="P16"/>
      <text:p text:style-name="P17">Vzdělání</text:p>
      <text:p text:style-name="P16"/>
      <text:p text:style-name="P5"><text:span text:style-name="T1">2011- 2012<text:tab/>ZČU – fakulta filozofická<text:tab/></text:span>Plzeň</text:p>
      <text:list xml:id="list921301550" text:continue-numbering="true" text:style-name="WW8Num13">
        <text:list-item>
          <text:p text:style-name="P18">Obor Sociologie</text:p>
        </text:list-item>
        <text:list-item>
          <text:p text:style-name="P18">Po roce studium ukončeno</text:p>
        </text:list-item>
      </text:list>
      <text:p text:style-name="P16"/>
      <text:p text:style-name="P5"><text:span text:style-name="T1">2005- 2006<text:tab/>Soukromá Jazyková škola</text:span><text:tab/>Plzeň</text:p>
      <text:list xml:id="list856805998" text:continue-numbering="true" text:style-name="WW8Num13">
        <text:list-item>
          <text:p text:style-name="P18">Angličtina </text:p>
        </text:list-item>
        <text:list-item>
          <text:p text:style-name="P18">Francouzština</text:p>
        </text:list-item>
      </text:list>
      <text:p text:style-name="P16"/>
      <text:p text:style-name="P4"><text:span text:style-name="T1">1997- 2005<text:tab/>Gymnázium J.Š.Baara<text:tab/></text:span>Domažlice</text:p>
      <text:list xml:id="list1005771248" text:continue-numbering="true" text:style-name="WW8Num13">
        <text:list-item>
          <text:p text:style-name="P18">Osmileté všeobecné studium</text:p>
        </text:list-item>
        <text:list-item>
          <text:p text:style-name="P18">Maturitní zkouška IVT, AJ, Čj, Ze</text:p>
        </text:list-item>
      </text:list>
      <text:p text:style-name="P20"/>
      <text:p text:style-name="P4"><text:span text:style-name="T1">1992- 1997<text:tab/>ZŠ Komenského</text:span><text:tab/>Domažlice</text:p>
      <text:list xml:id="list2081925234" text:continue-numbering="true" text:style-name="WW8Num13">
        <text:list-item>
          <text:p text:style-name="P18">1.- 5. třída <text:s/></text:p>
        </text:list-item>
      </text:list>
      <text:p text:style-name="P16"/>
      <text:p text:style-name="P17">Práce, brigády, kurzy</text:p>
      <text:p text:style-name="P17"/>
      <text:p text:style-name="P16"><text:span text:style-name="T2">Plzeň 2015 EHMK</text:span> – regionální koordinátor pro Domažlicko „Maják 2015“</text:p>
      <text:list xml:id="list1845728348" text:style-name="L4">
        <text:list-item>
          <text:p text:style-name="P23">od roku 2012 do současnosti </text:p>
        </text:list-item>
      </text:list>
      <text:p text:style-name="P5"><text:span text:style-name="T1"/></text:p>
      <text:p text:style-name="P5"><text:span text:style-name="T1"/></text:p>
      <text:p text:style-name="P5"><text:soft-page-break/><text:span text:style-name="T1">ČEZ Plzeň</text:span> – operátor callcentra, zákaznická linka</text:p>
      <text:list xml:id="list926298906" text:style-name="L1">
        <text:list-item>
          <text:p text:style-name="P7">6 měsíců</text:p>
        </text:list-item>
        <text:list-item>
          <text:p text:style-name="P7">Certifikát kurzu operátora</text:p>
        </text:list-item>
        <text:list-item>
          <text:p text:style-name="P7">Certifikát obsluhy systému SAP</text:p>
        </text:list-item>
      </text:list>
      <text:p text:style-name="P16"/>
      <text:p text:style-name="P4"><text:span text:style-name="T1">Česká Pošta Domažlice</text:span> – doručovatel</text:p>
      <text:list xml:id="list2044085631" text:style-name="L2">
        <text:list-item>
          <text:p text:style-name="P21">4 měsíce</text:p>
          <text:p text:style-name="P8"/>
        </text:list-item>
      </text:list>
      <text:p text:style-name="P4"><text:span text:style-name="T1">Čerspací stanice Esso/ Agip, Folmava - </text:span><text:span text:style-name="T4">pokladní</text:span></text:p>
      <text:list xml:id="list2058067933" text:continue-numbering="true" text:style-name="L2">
        <text:list-item>
          <text:p text:style-name="P9">18 měsíců</text:p>
        </text:list-item>
      </text:list>
      <text:p text:style-name="P12"/>
      <text:p text:style-name="P6"><text:span text:style-name="T2">JazzRock Cafe, Domažlice- </text:span><text:span text:style-name="T4">barman, obsluha</text:span></text:p>
      <text:list xml:id="list794949957" text:continue-numbering="true" text:style-name="L2">
        <text:list-item>
          <text:p text:style-name="P9">2 měsíce</text:p>
        </text:list-item>
      </text:list>
      <text:p text:style-name="P10"/>
      <text:p text:style-name="P6"><text:span text:style-name="T2">Abacus Elektric, České Budějovice</text:span><text:span text:style-name="T3">- obchod s IT- prodej sklad</text:span></text:p>
      <text:list xml:id="list306050818" text:style-name="L3">
        <text:list-item>
          <text:p text:style-name="P11">6 měsíců</text:p>
        </text:list-item>
      </text:list>
      <text:p text:style-name="P10"/>
      <text:p text:style-name="P13">Zájmy:</text:p>
      <text:p text:style-name="P10"/>
      <text:list xml:id="list192879487" text:continue-list="list2081925234" text:style-name="WW8Num13">
        <text:list-item>
          <text:p text:style-name="P19">hudba pasivně i aktivně (klavír, kytara, zpěv)</text:p>
        </text:list-item>
        <text:list-item>
          <text:p text:style-name="P18">četba všeho dobrého</text:p>
        </text:list-item>
        <text:list-item>
          <text:p text:style-name="P18">počítače – web, grafika, design</text:p>
        </text:list-item>
        <text:list-item>
          <text:p text:style-name="P18">fotografie</text:p>
        </text:list-item>
        <text:list-item>
          <text:p text:style-name="P18">sport</text:p>
        </text:list-item>
        <text:list-item>
          <text:p text:style-name="P18">média, informace, reklama, zpravodajství</text:p>
        </text:list-item>
        <text:list-item>
          <text:p text:style-name="P18">psychologie, filozofie, kulturologie, sociologie, politologie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osažené_20_vzdělání" style:display-name="Dosažené vzdělání" style:family="paragraph" style:parent-style-name="Text_20_body" style:list-style-name="WW8Num12">
      <style:paragraph-properties fo:margin-top="0cm" fo:margin-bottom="0.106cm"/>
    </style:style>
    <style:style style:name="Instituce" style:family="paragraph" style:parent-style-name="Standard" style:next-style-name="Dosažené_20_vzdělání">
      <style:paragraph-properties fo:margin-top="0.106cm" fo:margin-bottom="0cm" style:line-height-at-least="0.388cm" fo:text-align="start" style:justify-single-word="false">
        <style:tab-stops>
          <style:tab-stop style:position="2.54cm"/>
          <style:tab-stop style:position="11.43cm" style:type="right"/>
        </style:tab-stops>
      </style:paragraph-properties>
    </style:style>
    <style:style style:name="WW8Num13z0" style:family="text">
      <style:text-properties style:font-name="Wingdings" fo:font-size="6pt" style:font-size-asian="6pt"/>
    </style:style>
    <style:style style:name="WW8Num12z0" style:family="text">
      <style:text-properties style:font-name="Symbol"/>
    </style:style>
    <style:style style:name="Standardní_20_písmo_20_odstavce" style:display-name="Standardní písmo odstavce" style:family="text">
      <style:text-properties fo:language="de" fo:country="DE"/>
    </style:style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3" text:consecutive-numbering="true">
      <text:list-level-style-bullet text:level="1" text:style-name="WW8Num13z0" text:bullet-char="">
        <style:list-level-properties text:list-level-position-and-space-mode="label-alignment">
          <style:list-level-label-alignment text:label-followed-by="listtab" text:list-tab-stop-position="1.27cm" fo:text-indent="-0.423cm" fo:margin-left="1.693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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el </meta:initial-creator>
    <meta:creation-date>2010-12-10T14:48:08.67</meta:creation-date>
    <dc:date>2013-03-10T13:28:56</dc:date>
    <dc:creator>Karel Š.</dc:creator>
    <meta:editing-duration>P2DT1H27M24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2" meta:paragraph-count="46" meta:word-count="216" meta:character-count="1351" meta:non-whitespace-character-count="1207"/>
  </office:meta>
</office:document-meta>
</file>